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3.730625cm" style:use-optimal-column-width="true"/>
    </style:style>
    <style:style style:name="co4" style:family="table-column">
      <style:table-column-properties fo:break-before="auto" style:column-width="4.70958333333333cm" style:use-optimal-column-width="true"/>
    </style:style>
    <style:style style:name="co5" style:family="table-column">
      <style:table-column-properties fo:break-before="auto" style:column-width="5.159375cm" style:use-optimal-column-width="true"/>
    </style:style>
    <style:style style:name="co6" style:family="table-column">
      <style:table-column-properties fo:break-before="auto" style:column-width="6.085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raph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<text:s/>Quad.GPS.X</text:p>
          </table:table-cell>
          <table:table-cell office:value-type="string" table:style-name="ce2">
            <text:p>Mean</text:p>
          </table:table-cell>
          <table:table-cell office:value-type="string" table:style-name="ce2">
            <text:p><text:s/>(Quad.GPS.X-Mean)²</text:p>
          </table:table-cell>
          <table:table-cell office:value-type="string" table:style-name="ce2">
            <text:p>sum( (Quad.GPS.X-Mean)²)</text:p>
          </table:table-cell>
          <table:table-cell office:value-type="string" table:style-name="ce2">
            <text:p>sum( (Quad.GPS.X-Mean)²)/N</text:p>
          </table:table-cell>
          <table:table-cell office:value-type="string" table:style-name="ce2">
            <text:p>sqrt(sum( (Quad.GPS.X-Mean)²)/N)</text:p>
          </table:table-cell>
          <table:table-cell table:number-columns-repeated="16377" table:style-name="ce2"/>
        </table:table-row>
        <table:table-row table:style-name="ro1">
          <table:table-cell office:value-type="float" office:value="0.105" table:style-name="ce1">
            <text:p>0.105</text:p>
          </table:table-cell>
          <table:table-cell office:value-type="float" office:value="-0.37230799999999997" table:style-name="ce1">
            <text:p>-0.372308</text:p>
          </table:table-cell>
          <table:table-cell office:value-type="float" office:value="5.5355555555555746E-4" table:formula="of:=AVERAGE([.B2:.B100])" table:style-name="ce1">
            <text:p>0.000553556</text:p>
          </table:table-cell>
          <table:table-cell office:value-type="float" office:value="0.13902573961130865" table:formula="of:=POWER(([.B2]-[.C2]);2)" table:style-name="ce1">
            <text:p>0.13902574</text:p>
          </table:table-cell>
          <table:table-cell office:value-type="float" office:value="49.789661806963316" table:formula="of:=SUM([.D2:.D100])" table:style-name="ce1">
            <text:p>49.78966181</text:p>
          </table:table-cell>
          <table:table-cell office:value-type="float" office:value="0.50292587683801326" table:formula="of:=[.E2]/COUNT([.D2:.D100])" table:style-name="ce1">
            <text:p>0.502925877</text:p>
          </table:table-cell>
          <table:table-cell office:value-type="float" office:value="0.70917267067901968" table:formula="of:=SQRT([.F2])" table:style-name="ce1">
            <text:p>0.709172671</text:p>
          </table:table-cell>
          <table:table-cell table:number-columns-repeated="16377"/>
        </table:table-row>
        <table:table-row table:style-name="ro1">
          <table:table-cell office:value-type="float" office:value="0.20499999999999999" table:style-name="ce1">
            <text:p>0.205</text:p>
          </table:table-cell>
          <table:table-cell office:value-type="float" office:value="0.64007599999999998" table:style-name="ce1">
            <text:p>0.640076</text:p>
          </table:table-cell>
          <table:table-cell table:style-name="ce1"/>
          <table:table-cell office:value-type="float" office:value="0.40969728577599995" table:formula="of:=POWER(([.B3]-[.C3]);2)" table:style-name="ce1">
            <text:p>0.409697286</text:p>
          </table:table-cell>
          <table:table-cell table:number-columns-repeated="16380" table:style-name="ce1"/>
        </table:table-row>
        <table:table-row table:style-name="ro1">
          <table:table-cell office:value-type="float" office:value="0.30499999999999999" table:style-name="ce1">
            <text:p>0.305</text:p>
          </table:table-cell>
          <table:table-cell office:value-type="float" office:value="-0.73662899999999998" table:style-name="ce1">
            <text:p>-0.736629</text:p>
          </table:table-cell>
          <table:table-cell table:style-name="ce1"/>
          <table:table-cell office:value-type="float" office:value="0.54262228364099996" table:formula="of:=POWER(([.B4]-[.C4]);2)" table:style-name="ce1">
            <text:p>0.542622284</text:p>
          </table:table-cell>
          <table:table-cell table:number-columns-repeated="16380" table:style-name="ce1"/>
        </table:table-row>
        <table:table-row table:style-name="ro1">
          <table:table-cell office:value-type="float" office:value="0.40499800000000002" table:style-name="ce1">
            <text:p>0.404998</text:p>
          </table:table-cell>
          <table:table-cell office:value-type="float" office:value="0.86923499999999998" table:style-name="ce1">
            <text:p>0.869235</text:p>
          </table:table-cell>
          <table:table-cell table:style-name="ce1"/>
          <table:table-cell office:value-type="float" office:value="0.755569485225" table:formula="of:=POWER(([.B5]-[.C5]);2)" table:style-name="ce1">
            <text:p>0.755569485</text:p>
          </table:table-cell>
          <table:table-cell table:number-columns-repeated="16380" table:style-name="ce1"/>
        </table:table-row>
        <table:table-row table:style-name="ro1">
          <table:table-cell office:value-type="float" office:value="0.50499700000000003" table:style-name="ce1">
            <text:p>0.504997</text:p>
          </table:table-cell>
          <table:table-cell office:value-type="float" office:value="0.180033" table:style-name="ce1">
            <text:p>0.180033</text:p>
          </table:table-cell>
          <table:table-cell table:style-name="ce1"/>
          <table:table-cell office:value-type="float" office:value="3.2411881088999998E-2" table:formula="of:=POWER(([.B6]-[.C6]);2)" table:style-name="ce1">
            <text:p>0.032411881</text:p>
          </table:table-cell>
          <table:table-cell table:number-columns-repeated="16380" table:style-name="ce1"/>
        </table:table-row>
        <table:table-row table:style-name="ro1">
          <table:table-cell office:value-type="float" office:value="0.60499599999999998" table:style-name="ce1">
            <text:p>0.604996</text:p>
          </table:table-cell>
          <table:table-cell office:value-type="float" office:value="-0.94538800000000001" table:style-name="ce1">
            <text:p>-0.945388</text:p>
          </table:table-cell>
          <table:table-cell table:style-name="ce1"/>
          <table:table-cell office:value-type="float" office:value="0.89375847054400004" table:formula="of:=POWER(([.B7]-[.C7]);2)" table:style-name="ce1">
            <text:p>0.893758471</text:p>
          </table:table-cell>
          <table:table-cell table:number-columns-repeated="16380" table:style-name="ce1"/>
        </table:table-row>
        <table:table-row table:style-name="ro1">
          <table:table-cell office:value-type="float" office:value="0.70499400000000001" table:style-name="ce1">
            <text:p>0.704994</text:p>
          </table:table-cell>
          <table:table-cell office:value-type="float" office:value="0.88791299999999995" table:style-name="ce1">
            <text:p>0.887913</text:p>
          </table:table-cell>
          <table:table-cell table:style-name="ce1"/>
          <table:table-cell office:value-type="float" office:value="0.78838949556899995" table:formula="of:=POWER(([.B8]-[.C8]);2)" table:style-name="ce1">
            <text:p>0.788389496</text:p>
          </table:table-cell>
          <table:table-cell table:number-columns-repeated="16380" table:style-name="ce1"/>
        </table:table-row>
        <table:table-row table:style-name="ro1">
          <table:table-cell office:value-type="float" office:value="0.80499299999999996" table:style-name="ce1">
            <text:p>0.804993</text:p>
          </table:table-cell>
          <table:table-cell office:value-type="float" office:value="-0.25958700000000001" table:style-name="ce1">
            <text:p>-0.259587</text:p>
          </table:table-cell>
          <table:table-cell table:style-name="ce1"/>
          <table:table-cell office:value-type="float" office:value="6.7385410569000007E-2" table:formula="of:=POWER(([.B9]-[.C9]);2)" table:style-name="ce1">
            <text:p>0.067385411</text:p>
          </table:table-cell>
          <table:table-cell table:number-columns-repeated="16380" table:style-name="ce1"/>
        </table:table-row>
        <table:table-row table:style-name="ro1">
          <table:table-cell office:value-type="float" office:value="0.90499200000000002" table:style-name="ce1">
            <text:p>0.904992</text:p>
          </table:table-cell>
          <table:table-cell office:value-type="float" office:value="-0.45035999999999998" table:style-name="ce1">
            <text:p>-0.45036</text:p>
          </table:table-cell>
          <table:table-cell table:style-name="ce1"/>
          <table:table-cell office:value-type="float" office:value="0.20282412959999999" table:formula="of:=POWER(([.B10]-[.C10]);2)" table:style-name="ce1">
            <text:p>0.20282413</text:p>
          </table:table-cell>
          <table:table-cell table:number-columns-repeated="16380" table:style-name="ce1"/>
        </table:table-row>
        <table:table-row table:style-name="ro1">
          <table:table-cell office:value-type="float" office:value="1.004991" table:style-name="ce1">
            <text:p>1.004991</text:p>
          </table:table-cell>
          <table:table-cell office:value-type="float" office:value="-1.5716669999999999" table:style-name="ce1">
            <text:p>-1.571667</text:p>
          </table:table-cell>
          <table:table-cell table:style-name="ce1"/>
          <table:table-cell office:value-type="float" office:value="2.470137158889" table:formula="of:=POWER(([.B11]-[.C11]);2)" table:style-name="ce1">
            <text:p>2.470137159</text:p>
          </table:table-cell>
          <table:table-cell table:number-columns-repeated="16380" table:style-name="ce1"/>
        </table:table-row>
        <table:table-row table:style-name="ro1">
          <table:table-cell office:value-type="float" office:value="1.1049960000000001" table:style-name="ce1">
            <text:p>1.104996</text:p>
          </table:table-cell>
          <table:table-cell office:value-type="float" office:value="-0.47061599999999998" table:style-name="ce1">
            <text:p>-0.470616</text:p>
          </table:table-cell>
          <table:table-cell table:style-name="ce1"/>
          <table:table-cell office:value-type="float" office:value="0.22147941945599997" table:formula="of:=POWER(([.B12]-[.C12]);2)" table:style-name="ce1">
            <text:p>0.221479419</text:p>
          </table:table-cell>
          <table:table-cell table:number-columns-repeated="16380" table:style-name="ce1"/>
        </table:table-row>
        <table:table-row table:style-name="ro1">
          <table:table-cell office:value-type="float" office:value="1.2050000000000001" table:style-name="ce1">
            <text:p>1.205</text:p>
          </table:table-cell>
          <table:table-cell office:value-type="float" office:value="-0.521729" table:style-name="ce1">
            <text:p>-0.521729</text:p>
          </table:table-cell>
          <table:table-cell table:style-name="ce1"/>
          <table:table-cell office:value-type="float" office:value="0.27220114944099999" table:formula="of:=POWER(([.B13]-[.C13]);2)" table:style-name="ce1">
            <text:p>0.272201149</text:p>
          </table:table-cell>
          <table:table-cell table:number-columns-repeated="16380" table:style-name="ce1"/>
        </table:table-row>
        <table:table-row table:style-name="ro1">
          <table:table-cell office:value-type="float" office:value="1.305005" table:style-name="ce1">
            <text:p>1.305005</text:p>
          </table:table-cell>
          <table:table-cell office:value-type="float" office:value="0.25351000000000001" table:style-name="ce1">
            <text:p>0.25351</text:p>
          </table:table-cell>
          <table:table-cell table:style-name="ce1"/>
          <table:table-cell office:value-type="float" office:value="6.4267320100000011E-2" table:formula="of:=POWER(([.B14]-[.C14]);2)" table:style-name="ce1">
            <text:p>0.06426732</text:p>
          </table:table-cell>
          <table:table-cell table:number-columns-repeated="16380" table:style-name="ce1"/>
        </table:table-row>
        <table:table-row table:style-name="ro1">
          <table:table-cell office:value-type="float" office:value="1.4050100000000001" table:style-name="ce1">
            <text:p>1.40501</text:p>
          </table:table-cell>
          <table:table-cell office:value-type="float" office:value="0.47205399999999997" table:style-name="ce1">
            <text:p>0.472054</text:p>
          </table:table-cell>
          <table:table-cell table:style-name="ce1"/>
          <table:table-cell office:value-type="float" office:value="0.22283497891599999" table:formula="of:=POWER(([.B15]-[.C15]);2)" table:style-name="ce1">
            <text:p>0.222834979</text:p>
          </table:table-cell>
          <table:table-cell table:number-columns-repeated="16380" table:style-name="ce1"/>
        </table:table-row>
        <table:table-row table:style-name="ro1">
          <table:table-cell office:value-type="float" office:value="1.5050140000000001" table:style-name="ce1">
            <text:p>1.505014</text:p>
          </table:table-cell>
          <table:table-cell office:value-type="float" office:value="-0.72839299999999996" table:style-name="ce1">
            <text:p>-0.728393</text:p>
          </table:table-cell>
          <table:table-cell table:style-name="ce1"/>
          <table:table-cell office:value-type="float" office:value="0.53055636244899995" table:formula="of:=POWER(([.B16]-[.C16]);2)" table:style-name="ce1">
            <text:p>0.530556362</text:p>
          </table:table-cell>
          <table:table-cell table:number-columns-repeated="16380" table:style-name="ce1"/>
        </table:table-row>
        <table:table-row table:style-name="ro1">
          <table:table-cell office:value-type="float" office:value="1.605019" table:style-name="ce1">
            <text:p>1.605019</text:p>
          </table:table-cell>
          <table:table-cell office:value-type="float" office:value="-0.30422100000000002" table:style-name="ce1">
            <text:p>-0.304221</text:p>
          </table:table-cell>
          <table:table-cell table:style-name="ce1"/>
          <table:table-cell office:value-type="float" office:value="9.2550416841000016E-2" table:formula="of:=POWER(([.B17]-[.C17]);2)" table:style-name="ce1">
            <text:p>0.092550417</text:p>
          </table:table-cell>
          <table:table-cell table:number-columns-repeated="16380"/>
        </table:table-row>
        <table:table-row table:style-name="ro1">
          <table:table-cell office:value-type="float" office:value="1.7050240000000001" table:style-name="ce1">
            <text:p>1.705024</text:p>
          </table:table-cell>
          <table:table-cell office:value-type="float" office:value="0.69140599999999997" table:style-name="ce1">
            <text:p>0.691406</text:p>
          </table:table-cell>
          <table:table-cell table:style-name="ce1"/>
          <table:table-cell office:value-type="float" office:value="0.47804225683599993" table:formula="of:=POWER(([.B18]-[.C18]);2)" table:style-name="ce1">
            <text:p>0.478042257</text:p>
          </table:table-cell>
          <table:table-cell table:number-columns-repeated="16380"/>
        </table:table-row>
        <table:table-row table:style-name="ro1">
          <table:table-cell office:value-type="float" office:value="1.8050280000000001" table:style-name="ce1">
            <text:p>1.805028</text:p>
          </table:table-cell>
          <table:table-cell office:value-type="float" office:value="0.97727299999999995" table:style-name="ce1">
            <text:p>0.977273</text:p>
          </table:table-cell>
          <table:table-cell table:style-name="ce1"/>
          <table:table-cell office:value-type="float" office:value="0.95506251652899987" table:formula="of:=POWER(([.B19]-[.C19]);2)" table:style-name="ce1">
            <text:p>0.955062517</text:p>
          </table:table-cell>
          <table:table-cell table:number-columns-repeated="16380"/>
        </table:table-row>
        <table:table-row table:style-name="ro1">
          <table:table-cell office:value-type="float" office:value="1.905033" table:style-name="ce1">
            <text:p>1.905033</text:p>
          </table:table-cell>
          <table:table-cell office:value-type="float" office:value="-0.71983699999999995" table:style-name="ce1">
            <text:p>-0.719837</text:p>
          </table:table-cell>
          <table:table-cell table:style-name="ce1"/>
          <table:table-cell office:value-type="float" office:value="0.51816530656899995" table:formula="of:=POWER(([.B20]-[.C20]);2)" table:style-name="ce1">
            <text:p>0.518165307</text:p>
          </table:table-cell>
          <table:table-cell table:number-columns-repeated="16380"/>
        </table:table-row>
        <table:table-row table:style-name="ro1">
          <table:table-cell office:value-type="float" office:value="2.0050370000000002" table:style-name="ce1">
            <text:p>2.005037</text:p>
          </table:table-cell>
          <table:table-cell office:value-type="float" office:value="2.6204999999999999E-2" table:style-name="ce1">
            <text:p>0.026205</text:p>
          </table:table-cell>
          <table:table-cell table:style-name="ce1"/>
          <table:table-cell office:value-type="float" office:value="6.8670202499999998E-4" table:formula="of:=POWER(([.B21]-[.C21]);2)" table:style-name="ce1">
            <text:p>0.000686702</text:p>
          </table:table-cell>
          <table:table-cell table:number-columns-repeated="16380"/>
        </table:table-row>
        <table:table-row table:style-name="ro1">
          <table:table-cell office:value-type="float" office:value="2.1050300000000002" table:style-name="ce1">
            <text:p>2.10503</text:p>
          </table:table-cell>
          <table:table-cell office:value-type="float" office:value="-0.246088" table:style-name="ce1">
            <text:p>-0.246088</text:p>
          </table:table-cell>
          <table:table-cell table:style-name="ce1"/>
          <table:table-cell office:value-type="float" office:value="6.0559303744000002E-2" table:formula="of:=POWER(([.B22]-[.C22]);2)" table:style-name="ce1">
            <text:p>0.060559304</text:p>
          </table:table-cell>
          <table:table-cell table:number-columns-repeated="16380"/>
        </table:table-row>
        <table:table-row table:style-name="ro1">
          <table:table-cell office:value-type="float" office:value="2.2050230000000002" table:style-name="ce1">
            <text:p>2.205023</text:p>
          </table:table-cell>
          <table:table-cell office:value-type="float" office:value="0.65806100000000001" table:style-name="ce1">
            <text:p>0.658061</text:p>
          </table:table-cell>
          <table:table-cell table:style-name="ce1"/>
          <table:table-cell office:value-type="float" office:value="0.43304427972100001" table:formula="of:=POWER(([.B23]-[.C23]);2)" table:style-name="ce1">
            <text:p>0.43304428</text:p>
          </table:table-cell>
          <table:table-cell table:number-columns-repeated="16380"/>
        </table:table-row>
        <table:table-row table:style-name="ro1">
          <table:table-cell office:value-type="float" office:value="2.305015" table:style-name="ce1">
            <text:p>2.305015</text:p>
          </table:table-cell>
          <table:table-cell office:value-type="float" office:value="0.154281" table:style-name="ce1">
            <text:p>0.154281</text:p>
          </table:table-cell>
          <table:table-cell table:style-name="ce1"/>
          <table:table-cell office:value-type="float" office:value="2.3802626961000002E-2" table:formula="of:=POWER(([.B24]-[.C24]);2)" table:style-name="ce1">
            <text:p>0.023802627</text:p>
          </table:table-cell>
          <table:table-cell table:number-columns-repeated="16380"/>
        </table:table-row>
        <table:table-row table:style-name="ro1">
          <table:table-cell office:value-type="float" office:value="2.405008" table:style-name="ce1">
            <text:p>2.405008</text:p>
          </table:table-cell>
          <table:table-cell office:value-type="float" office:value="0.26824900000000002" table:style-name="ce1">
            <text:p>0.268249</text:p>
          </table:table-cell>
          <table:table-cell table:style-name="ce1"/>
          <table:table-cell office:value-type="float" office:value="7.1957526001000013E-2" table:formula="of:=POWER(([.B25]-[.C25]);2)" table:style-name="ce1">
            <text:p>0.071957526</text:p>
          </table:table-cell>
          <table:table-cell table:number-columns-repeated="16380"/>
        </table:table-row>
        <table:table-row table:style-name="ro1">
          <table:table-cell office:value-type="float" office:value="2.505001" table:style-name="ce1">
            <text:p>2.505001</text:p>
          </table:table-cell>
          <table:table-cell office:value-type="float" office:value="-1.340581" table:style-name="ce1">
            <text:p>-1.340581</text:p>
          </table:table-cell>
          <table:table-cell table:style-name="ce1"/>
          <table:table-cell office:value-type="float" office:value="1.7971574175610001" table:formula="of:=POWER(([.B26]-[.C26]);2)" table:style-name="ce1">
            <text:p>1.797157418</text:p>
          </table:table-cell>
          <table:table-cell table:number-columns-repeated="16380"/>
        </table:table-row>
        <table:table-row table:style-name="ro1">
          <table:table-cell office:value-type="float" office:value="2.604994" table:style-name="ce1">
            <text:p>2.604994</text:p>
          </table:table-cell>
          <table:table-cell office:value-type="float" office:value="-0.12195400000000001" table:style-name="ce1">
            <text:p>-0.121954</text:p>
          </table:table-cell>
          <table:table-cell table:style-name="ce1"/>
          <table:table-cell office:value-type="float" office:value="1.4872778116000001E-2" table:formula="of:=POWER(([.B27]-[.C27]);2)" table:style-name="ce1">
            <text:p>0.014872778</text:p>
          </table:table-cell>
          <table:table-cell table:number-columns-repeated="16380"/>
        </table:table-row>
        <table:table-row table:style-name="ro1">
          <table:table-cell office:value-type="float" office:value="2.7049859999999999" table:style-name="ce1">
            <text:p>2.704986</text:p>
          </table:table-cell>
          <table:table-cell office:value-type="float" office:value="-0.28115600000000002" table:style-name="ce1">
            <text:p>-0.281156</text:p>
          </table:table-cell>
          <table:table-cell table:style-name="ce1"/>
          <table:table-cell office:value-type="float" office:value="7.9048696336000007E-2" table:formula="of:=POWER(([.B28]-[.C28]);2)" table:style-name="ce1">
            <text:p>0.079048696</text:p>
          </table:table-cell>
          <table:table-cell table:number-columns-repeated="16380"/>
        </table:table-row>
        <table:table-row table:style-name="ro1">
          <table:table-cell office:value-type="float" office:value="2.8049789999999999" table:style-name="ce1">
            <text:p>2.804979</text:p>
          </table:table-cell>
          <table:table-cell office:value-type="float" office:value="-0.17017299999999999" table:style-name="ce1">
            <text:p>-0.170173</text:p>
          </table:table-cell>
          <table:table-cell table:style-name="ce1"/>
          <table:table-cell office:value-type="float" office:value="2.8958849928999997E-2" table:formula="of:=POWER(([.B29]-[.C29]);2)" table:style-name="ce1">
            <text:p>0.02895885</text:p>
          </table:table-cell>
          <table:table-cell table:number-columns-repeated="16380"/>
        </table:table-row>
        <table:table-row table:style-name="ro1">
          <table:table-cell office:value-type="float" office:value="2.9049719999999999" table:style-name="ce1">
            <text:p>2.904972</text:p>
          </table:table-cell>
          <table:table-cell office:value-type="float" office:value="-0.30593799999999999" table:style-name="ce1">
            <text:p>-0.305938</text:p>
          </table:table-cell>
          <table:table-cell table:style-name="ce1"/>
          <table:table-cell office:value-type="float" office:value="9.3598059843999992E-2" table:formula="of:=POWER(([.B30]-[.C30]);2)" table:style-name="ce1">
            <text:p>0.09359806</text:p>
          </table:table-cell>
          <table:table-cell table:number-columns-repeated="16380"/>
        </table:table-row>
        <table:table-row table:style-name="ro1">
          <table:table-cell office:value-type="float" office:value="3.0049649999999999" table:style-name="ce1">
            <text:p>3.004965</text:p>
          </table:table-cell>
          <table:table-cell office:value-type="float" office:value="0.50612699999999999" table:style-name="ce1">
            <text:p>0.506127</text:p>
          </table:table-cell>
          <table:table-cell table:style-name="ce1"/>
          <table:table-cell office:value-type="float" office:value="0.25616454012899997" table:formula="of:=POWER(([.B31]-[.C31]);2)" table:style-name="ce1">
            <text:p>0.25616454</text:p>
          </table:table-cell>
          <table:table-cell table:number-columns-repeated="16380"/>
        </table:table-row>
        <table:table-row table:style-name="ro1">
          <table:table-cell office:value-type="float" office:value="3.1049570000000002" table:style-name="ce1">
            <text:p>3.104957</text:p>
          </table:table-cell>
          <table:table-cell office:value-type="float" office:value="-1.5325420000000001" table:style-name="ce1">
            <text:p>-1.532542</text:p>
          </table:table-cell>
          <table:table-cell table:style-name="ce1"/>
          <table:table-cell office:value-type="float" office:value="2.3486849817640003" table:formula="of:=POWER(([.B32]-[.C32]);2)" table:style-name="ce1">
            <text:p>2.348684982</text:p>
          </table:table-cell>
          <table:table-cell table:number-columns-repeated="16380"/>
        </table:table-row>
        <table:table-row table:style-name="ro1">
          <table:table-cell office:value-type="float" office:value="3.2049500000000002" table:style-name="ce1">
            <text:p>3.20495</text:p>
          </table:table-cell>
          <table:table-cell office:value-type="float" office:value="0.51003600000000004" table:style-name="ce1">
            <text:p>0.510036</text:p>
          </table:table-cell>
          <table:table-cell table:style-name="ce1"/>
          <table:table-cell office:value-type="float" office:value="0.26013672129600007" table:formula="of:=POWER(([.B33]-[.C33]);2)" table:style-name="ce1">
            <text:p>0.260136721</text:p>
          </table:table-cell>
          <table:table-cell table:number-columns-repeated="16380"/>
        </table:table-row>
        <table:table-row table:style-name="ro1">
          <table:table-cell office:value-type="float" office:value="3.3049430000000002" table:style-name="ce1">
            <text:p>3.304943</text:p>
          </table:table-cell>
          <table:table-cell office:value-type="float" office:value="-0.52646999999999999" table:style-name="ce1">
            <text:p>-0.52647</text:p>
          </table:table-cell>
          <table:table-cell table:style-name="ce1"/>
          <table:table-cell office:value-type="float" office:value="0.27717066089999998" table:formula="of:=POWER(([.B34]-[.C34]);2)" table:style-name="ce1">
            <text:p>0.277170661</text:p>
          </table:table-cell>
          <table:table-cell table:number-columns-repeated="16380"/>
        </table:table-row>
        <table:table-row table:style-name="ro1">
          <table:table-cell office:value-type="float" office:value="3.4049360000000002" table:style-name="ce1">
            <text:p>3.404936</text:p>
          </table:table-cell>
          <table:table-cell office:value-type="float" office:value="4.0006E-2" table:style-name="ce1">
            <text:p>0.040006</text:p>
          </table:table-cell>
          <table:table-cell table:style-name="ce1"/>
          <table:table-cell office:value-type="float" office:value="1.6004800359999999E-3" table:formula="of:=POWER(([.B35]-[.C35]);2)" table:style-name="ce1">
            <text:p>0.00160048</text:p>
          </table:table-cell>
          <table:table-cell table:number-columns-repeated="16380"/>
        </table:table-row>
        <table:table-row table:style-name="ro1">
          <table:table-cell office:value-type="float" office:value="3.504928" table:style-name="ce1">
            <text:p>3.504928</text:p>
          </table:table-cell>
          <table:table-cell office:value-type="float" office:value="0.41558400000000001" table:style-name="ce1">
            <text:p>0.415584</text:p>
          </table:table-cell>
          <table:table-cell table:style-name="ce1"/>
          <table:table-cell office:value-type="float" office:value="0.17271006105600001" table:formula="of:=POWER(([.B36]-[.C36]);2)" table:style-name="ce1">
            <text:p>0.172710061</text:p>
          </table:table-cell>
          <table:table-cell table:number-columns-repeated="16380"/>
        </table:table-row>
        <table:table-row table:style-name="ro1">
          <table:table-cell office:value-type="float" office:value="3.604921" table:style-name="ce1">
            <text:p>3.604921</text:p>
          </table:table-cell>
          <table:table-cell office:value-type="float" office:value="-0.27701999999999999" table:style-name="ce1">
            <text:p>-0.27702</text:p>
          </table:table-cell>
          <table:table-cell table:style-name="ce1"/>
          <table:table-cell office:value-type="float" office:value="7.6740080399999994E-2" table:formula="of:=POWER(([.B37]-[.C37]);2)" table:style-name="ce1">
            <text:p>0.07674008</text:p>
          </table:table-cell>
          <table:table-cell table:number-columns-repeated="16380"/>
        </table:table-row>
        <table:table-row table:style-name="ro1">
          <table:table-cell office:value-type="float" office:value="3.704914" table:style-name="ce1">
            <text:p>3.704914</text:p>
          </table:table-cell>
          <table:table-cell office:value-type="float" office:value="0.22328100000000001" table:style-name="ce1">
            <text:p>0.223281</text:p>
          </table:table-cell>
          <table:table-cell table:style-name="ce1"/>
          <table:table-cell office:value-type="float" office:value="4.9854404961E-2" table:formula="of:=POWER(([.B38]-[.C38]);2)" table:style-name="ce1">
            <text:p>0.049854405</text:p>
          </table:table-cell>
          <table:table-cell table:number-columns-repeated="16380"/>
        </table:table-row>
        <table:table-row table:style-name="ro1">
          <table:table-cell office:value-type="float" office:value="3.804907" table:style-name="ce1">
            <text:p>3.804907</text:p>
          </table:table-cell>
          <table:table-cell office:value-type="float" office:value="-0.66015000000000001" table:style-name="ce1">
            <text:p>-0.66015</text:p>
          </table:table-cell>
          <table:table-cell table:style-name="ce1"/>
          <table:table-cell office:value-type="float" office:value="0.43579802249999999" table:formula="of:=POWER(([.B39]-[.C39]);2)" table:style-name="ce1">
            <text:p>0.435798023</text:p>
          </table:table-cell>
          <table:table-cell table:number-columns-repeated="16380"/>
        </table:table-row>
        <table:table-row table:style-name="ro1">
          <table:table-cell office:value-type="float" office:value="3.9048989999999999" table:style-name="ce1">
            <text:p>3.904899</text:p>
          </table:table-cell>
          <table:table-cell office:value-type="float" office:value="-0.184364" table:style-name="ce1">
            <text:p>-0.184364</text:p>
          </table:table-cell>
          <table:table-cell table:style-name="ce1"/>
          <table:table-cell office:value-type="float" office:value="3.3990084496000002E-2" table:formula="of:=POWER(([.B40]-[.C40]);2)" table:style-name="ce1">
            <text:p>0.033990084</text:p>
          </table:table-cell>
          <table:table-cell table:number-columns-repeated="16380"/>
        </table:table-row>
        <table:table-row table:style-name="ro1">
          <table:table-cell office:value-type="float" office:value="4.0048919999999999" table:style-name="ce1">
            <text:p>4.004892</text:p>
          </table:table-cell>
          <table:table-cell office:value-type="float" office:value="-1.1566879999999999" table:style-name="ce1">
            <text:p>-1.156688</text:p>
          </table:table-cell>
          <table:table-cell table:style-name="ce1"/>
          <table:table-cell office:value-type="float" office:value="1.3379271293439998" table:formula="of:=POWER(([.B41]-[.C41]);2)" table:style-name="ce1">
            <text:p>1.337927129</text:p>
          </table:table-cell>
          <table:table-cell table:number-columns-repeated="16380"/>
        </table:table-row>
        <table:table-row table:style-name="ro1">
          <table:table-cell office:value-type="float" office:value="4.1048850000000003" table:style-name="ce1">
            <text:p>4.104885</text:p>
          </table:table-cell>
          <table:table-cell office:value-type="float" office:value="1.4264749999999999" table:style-name="ce1">
            <text:p>1.426475</text:p>
          </table:table-cell>
          <table:table-cell table:style-name="ce1"/>
          <table:table-cell office:value-type="float" office:value="2.0348309256249997" table:formula="of:=POWER(([.B42]-[.C42]);2)" table:style-name="ce1">
            <text:p>2.034830926</text:p>
          </table:table-cell>
          <table:table-cell table:number-columns-repeated="16380"/>
        </table:table-row>
        <table:table-row table:style-name="ro1">
          <table:table-cell office:value-type="float" office:value="4.2048779999999999" table:style-name="ce1">
            <text:p>4.204878</text:p>
          </table:table-cell>
          <table:table-cell office:value-type="float" office:value="-0.40142699999999998" table:style-name="ce1">
            <text:p>-0.401427</text:p>
          </table:table-cell>
          <table:table-cell table:style-name="ce1"/>
          <table:table-cell office:value-type="float" office:value="0.16114363632899997" table:formula="of:=POWER(([.B43]-[.C43]);2)" table:style-name="ce1">
            <text:p>0.161143636</text:p>
          </table:table-cell>
          <table:table-cell table:number-columns-repeated="16380"/>
        </table:table-row>
        <table:table-row table:style-name="ro1">
          <table:table-cell office:value-type="float" office:value="4.3048710000000003" table:style-name="ce1">
            <text:p>4.304871</text:p>
          </table:table-cell>
          <table:table-cell office:value-type="float" office:value="-0.63472899999999999" table:style-name="ce1">
            <text:p>-0.634729</text:p>
          </table:table-cell>
          <table:table-cell table:style-name="ce1"/>
          <table:table-cell office:value-type="float" office:value="0.40288090344099997" table:formula="of:=POWER(([.B44]-[.C44]);2)" table:style-name="ce1">
            <text:p>0.402880903</text:p>
          </table:table-cell>
          <table:table-cell table:number-columns-repeated="16380"/>
        </table:table-row>
        <table:table-row table:style-name="ro1">
          <table:table-cell office:value-type="float" office:value="4.4048629999999998" table:style-name="ce1">
            <text:p>4.404863</text:p>
          </table:table-cell>
          <table:table-cell office:value-type="float" office:value="-0.23506299999999999" table:style-name="ce1">
            <text:p>-0.235063</text:p>
          </table:table-cell>
          <table:table-cell table:style-name="ce1"/>
          <table:table-cell office:value-type="float" office:value="5.5254613968999999E-2" table:formula="of:=POWER(([.B45]-[.C45]);2)" table:style-name="ce1">
            <text:p>0.055254614</text:p>
          </table:table-cell>
          <table:table-cell table:number-columns-repeated="16380"/>
        </table:table-row>
        <table:table-row table:style-name="ro1">
          <table:table-cell office:value-type="float" office:value="4.5048560000000002" table:style-name="ce1">
            <text:p>4.504856</text:p>
          </table:table-cell>
          <table:table-cell office:value-type="float" office:value="9.0961E-2" table:style-name="ce1">
            <text:p>0.090961</text:p>
          </table:table-cell>
          <table:table-cell table:style-name="ce1"/>
          <table:table-cell office:value-type="float" office:value="8.2739035209999992E-3" table:formula="of:=POWER(([.B46]-[.C46]);2)" table:style-name="ce1">
            <text:p>0.008273904</text:p>
          </table:table-cell>
          <table:table-cell table:number-columns-repeated="16380"/>
        </table:table-row>
        <table:table-row table:style-name="ro1">
          <table:table-cell office:value-type="float" office:value="4.6048489999999997" table:style-name="ce1">
            <text:p>4.604849</text:p>
          </table:table-cell>
          <table:table-cell office:value-type="float" office:value="1.096309" table:style-name="ce1">
            <text:p>1.096309</text:p>
          </table:table-cell>
          <table:table-cell table:style-name="ce1"/>
          <table:table-cell office:value-type="float" office:value="1.2018934234809999" table:formula="of:=POWER(([.B47]-[.C47]);2)" table:style-name="ce1">
            <text:p>1.201893423</text:p>
          </table:table-cell>
          <table:table-cell table:number-columns-repeated="16380"/>
        </table:table-row>
        <table:table-row table:style-name="ro1">
          <table:table-cell office:value-type="float" office:value="4.7048420000000002" table:style-name="ce1">
            <text:p>4.704842</text:p>
          </table:table-cell>
          <table:table-cell office:value-type="float" office:value="0.31471199999999999" table:style-name="ce1">
            <text:p>0.314712</text:p>
          </table:table-cell>
          <table:table-cell table:style-name="ce1"/>
          <table:table-cell office:value-type="float" office:value="9.904364294399999E-2" table:formula="of:=POWER(([.B48]-[.C48]);2)" table:style-name="ce1">
            <text:p>0.099043643</text:p>
          </table:table-cell>
          <table:table-cell table:number-columns-repeated="16380"/>
        </table:table-row>
        <table:table-row table:style-name="ro1">
          <table:table-cell office:value-type="float" office:value="4.8048339999999996" table:style-name="ce1">
            <text:p>4.804834</text:p>
          </table:table-cell>
          <table:table-cell office:value-type="float" office:value="-0.53010999999999997" table:style-name="ce1">
            <text:p>-0.53011</text:p>
          </table:table-cell>
          <table:table-cell table:style-name="ce1"/>
          <table:table-cell office:value-type="float" office:value="0.28101661209999995" table:formula="of:=POWER(([.B49]-[.C49]);2)" table:style-name="ce1">
            <text:p>0.281016612</text:p>
          </table:table-cell>
          <table:table-cell table:number-columns-repeated="16380"/>
        </table:table-row>
        <table:table-row table:style-name="ro1">
          <table:table-cell office:value-type="float" office:value="4.904827" table:style-name="ce1">
            <text:p>4.904827</text:p>
          </table:table-cell>
          <table:table-cell office:value-type="float" office:value="0.161552" table:style-name="ce1">
            <text:p>0.161552</text:p>
          </table:table-cell>
          <table:table-cell table:style-name="ce1"/>
          <table:table-cell office:value-type="float" office:value="2.6099048704E-2" table:formula="of:=POWER(([.B50]-[.C50]);2)" table:style-name="ce1">
            <text:p>0.026099049</text:p>
          </table:table-cell>
          <table:table-cell table:number-columns-repeated="16380"/>
        </table:table-row>
        <table:table-row table:style-name="ro1">
          <table:table-cell office:value-type="float" office:value="5.0048199999999996" table:style-name="ce1">
            <text:p>5.00482</text:p>
          </table:table-cell>
          <table:table-cell office:value-type="float" office:value="0.27168599999999998" table:style-name="ce1">
            <text:p>0.271686</text:p>
          </table:table-cell>
          <table:table-cell table:style-name="ce1"/>
          <table:table-cell office:value-type="float" office:value="7.3813282595999993E-2" table:formula="of:=POWER(([.B51]-[.C51]);2)" table:style-name="ce1">
            <text:p>0.073813283</text:p>
          </table:table-cell>
          <table:table-cell table:number-columns-repeated="16380"/>
        </table:table-row>
        <table:table-row table:style-name="ro1">
          <table:table-cell office:value-type="float" office:value="5.104813" table:style-name="ce1">
            <text:p>5.104813</text:p>
          </table:table-cell>
          <table:table-cell office:value-type="float" office:value="-1.176552" table:style-name="ce1">
            <text:p>-1.176552</text:p>
          </table:table-cell>
          <table:table-cell table:style-name="ce1"/>
          <table:table-cell office:value-type="float" office:value="1.3842746087040001" table:formula="of:=POWER(([.B52]-[.C52]);2)" table:style-name="ce1">
            <text:p>1.384274609</text:p>
          </table:table-cell>
          <table:table-cell table:number-columns-repeated="16380"/>
        </table:table-row>
        <table:table-row table:style-name="ro1">
          <table:table-cell office:value-type="float" office:value="5.2048050000000003" table:style-name="ce1">
            <text:p>5.204805</text:p>
          </table:table-cell>
          <table:table-cell office:value-type="float" office:value="0.26767099999999999" table:style-name="ce1">
            <text:p>0.267671</text:p>
          </table:table-cell>
          <table:table-cell table:style-name="ce1"/>
          <table:table-cell office:value-type="float" office:value="7.1647764241E-2" table:formula="of:=POWER(([.B53]-[.C53]);2)" table:style-name="ce1">
            <text:p>0.071647764</text:p>
          </table:table-cell>
          <table:table-cell table:number-columns-repeated="16380"/>
        </table:table-row>
        <table:table-row table:style-name="ro1">
          <table:table-cell office:value-type="float" office:value="5.3047979999999999" table:style-name="ce1">
            <text:p>5.304798</text:p>
          </table:table-cell>
          <table:table-cell office:value-type="float" office:value="0.53319399999999995" table:style-name="ce1">
            <text:p>0.533194</text:p>
          </table:table-cell>
          <table:table-cell table:style-name="ce1"/>
          <table:table-cell office:value-type="float" office:value="0.28429584163599997" table:formula="of:=POWER(([.B54]-[.C54]);2)" table:style-name="ce1">
            <text:p>0.284295842</text:p>
          </table:table-cell>
          <table:table-cell table:number-columns-repeated="16380"/>
        </table:table-row>
        <table:table-row table:style-name="ro1">
          <table:table-cell office:value-type="float" office:value="5.4047910000000003" table:style-name="ce1">
            <text:p>5.404791</text:p>
          </table:table-cell>
          <table:table-cell office:value-type="float" office:value="-0.65337400000000001" table:style-name="ce1">
            <text:p>-0.653374</text:p>
          </table:table-cell>
          <table:table-cell table:style-name="ce1"/>
          <table:table-cell office:value-type="float" office:value="0.42689758387600002" table:formula="of:=POWER(([.B55]-[.C55]);2)" table:style-name="ce1">
            <text:p>0.426897584</text:p>
          </table:table-cell>
          <table:table-cell table:number-columns-repeated="16380"/>
        </table:table-row>
        <table:table-row table:style-name="ro1">
          <table:table-cell office:value-type="float" office:value="5.5047839999999999" table:style-name="ce1">
            <text:p>5.504784</text:p>
          </table:table-cell>
          <table:table-cell office:value-type="float" office:value="-1.0632360000000001" table:style-name="ce1">
            <text:p>-1.063236</text:p>
          </table:table-cell>
          <table:table-cell table:style-name="ce1"/>
          <table:table-cell office:value-type="float" office:value="1.1304707916960002" table:formula="of:=POWER(([.B56]-[.C56]);2)" table:style-name="ce1">
            <text:p>1.130470792</text:p>
          </table:table-cell>
          <table:table-cell table:number-columns-repeated="16380"/>
        </table:table-row>
        <table:table-row table:style-name="ro1">
          <table:table-cell office:value-type="float" office:value="5.6047760000000002" table:style-name="ce1">
            <text:p>5.604776</text:p>
          </table:table-cell>
          <table:table-cell office:value-type="float" office:value="-2.1370680000000002" table:style-name="ce1">
            <text:p>-2.137068</text:p>
          </table:table-cell>
          <table:table-cell table:style-name="ce1"/>
          <table:table-cell office:value-type="float" office:value="4.5670596366240011" table:formula="of:=POWER(([.B57]-[.C57]);2)" table:style-name="ce1">
            <text:p>4.567059637</text:p>
          </table:table-cell>
          <table:table-cell table:number-columns-repeated="16380"/>
        </table:table-row>
        <table:table-row table:style-name="ro1">
          <table:table-cell office:value-type="float" office:value="5.7047689999999998" table:style-name="ce1">
            <text:p>5.704769</text:p>
          </table:table-cell>
          <table:table-cell office:value-type="float" office:value="6.8215999999999999E-2" table:style-name="ce1">
            <text:p>0.068216</text:p>
          </table:table-cell>
          <table:table-cell table:style-name="ce1"/>
          <table:table-cell office:value-type="float" office:value="4.6534226559999999E-3" table:formula="of:=POWER(([.B58]-[.C58]);2)" table:style-name="ce1">
            <text:p>0.004653423</text:p>
          </table:table-cell>
          <table:table-cell table:number-columns-repeated="16380"/>
        </table:table-row>
        <table:table-row table:style-name="ro1">
          <table:table-cell office:value-type="float" office:value="5.8047620000000002" table:style-name="ce1">
            <text:p>5.804762</text:p>
          </table:table-cell>
          <table:table-cell office:value-type="float" office:value="0.17843800000000001" table:style-name="ce1">
            <text:p>0.178438</text:p>
          </table:table-cell>
          <table:table-cell table:style-name="ce1"/>
          <table:table-cell office:value-type="float" office:value="3.1840119844000002E-2" table:formula="of:=POWER(([.B59]-[.C59]);2)" table:style-name="ce1">
            <text:p>0.03184012</text:p>
          </table:table-cell>
          <table:table-cell table:number-columns-repeated="16380"/>
        </table:table-row>
        <table:table-row table:style-name="ro1">
          <table:table-cell office:value-type="float" office:value="5.9047549999999998" table:style-name="ce1">
            <text:p>5.904755</text:p>
          </table:table-cell>
          <table:table-cell office:value-type="float" office:value="0.85015700000000005" table:style-name="ce1">
            <text:p>0.850157</text:p>
          </table:table-cell>
          <table:table-cell table:style-name="ce1"/>
          <table:table-cell office:value-type="float" office:value="0.72276692464900005" table:formula="of:=POWER(([.B60]-[.C60]);2)" table:style-name="ce1">
            <text:p>0.722766925</text:p>
          </table:table-cell>
          <table:table-cell table:number-columns-repeated="16380"/>
        </table:table-row>
        <table:table-row table:style-name="ro1">
          <table:table-cell office:value-type="float" office:value="6.0047470000000001" table:style-name="ce1">
            <text:p>6.004747</text:p>
          </table:table-cell>
          <table:table-cell office:value-type="float" office:value="0.55098899999999995" table:style-name="ce1">
            <text:p>0.550989</text:p>
          </table:table-cell>
          <table:table-cell table:style-name="ce1"/>
          <table:table-cell office:value-type="float" office:value="0.30358887812099994" table:formula="of:=POWER(([.B61]-[.C61]);2)" table:style-name="ce1">
            <text:p>0.303588878</text:p>
          </table:table-cell>
          <table:table-cell table:number-columns-repeated="16380"/>
        </table:table-row>
        <table:table-row table:style-name="ro1">
          <table:table-cell office:value-type="float" office:value="6.1047399999999996" table:style-name="ce1">
            <text:p>6.10474</text:p>
          </table:table-cell>
          <table:table-cell office:value-type="float" office:value="1.03345" table:style-name="ce1">
            <text:p>1.03345</text:p>
          </table:table-cell>
          <table:table-cell table:style-name="ce1"/>
          <table:table-cell office:value-type="float" office:value="1.0680189025" table:formula="of:=POWER(([.B62]-[.C62]);2)" table:style-name="ce1">
            <text:p>1.068018903</text:p>
          </table:table-cell>
          <table:table-cell table:number-columns-repeated="16380"/>
        </table:table-row>
        <table:table-row table:style-name="ro1">
          <table:table-cell office:value-type="float" office:value="6.2047330000000001" table:style-name="ce1">
            <text:p>6.204733</text:p>
          </table:table-cell>
          <table:table-cell office:value-type="float" office:value="-0.65002400000000005" table:style-name="ce1">
            <text:p>-0.650024</text:p>
          </table:table-cell>
          <table:table-cell table:style-name="ce1"/>
          <table:table-cell office:value-type="float" office:value="0.42253120057600008" table:formula="of:=POWER(([.B63]-[.C63]);2)" table:style-name="ce1">
            <text:p>0.422531201</text:p>
          </table:table-cell>
          <table:table-cell table:number-columns-repeated="16380"/>
        </table:table-row>
        <table:table-row table:style-name="ro1">
          <table:table-cell office:value-type="float" office:value="6.3047259999999996" table:style-name="ce1">
            <text:p>6.304726</text:p>
          </table:table-cell>
          <table:table-cell office:value-type="float" office:value="0.14926300000000001" table:style-name="ce1">
            <text:p>0.149263</text:p>
          </table:table-cell>
          <table:table-cell table:style-name="ce1"/>
          <table:table-cell office:value-type="float" office:value="2.2279443169000001E-2" table:formula="of:=POWER(([.B64]-[.C64]);2)" table:style-name="ce1">
            <text:p>0.022279443</text:p>
          </table:table-cell>
          <table:table-cell table:number-columns-repeated="16380"/>
        </table:table-row>
        <table:table-row table:style-name="ro1">
          <table:table-cell office:value-type="float" office:value="6.4047179999999999" table:style-name="ce1">
            <text:p>6.404718</text:p>
          </table:table-cell>
          <table:table-cell office:value-type="float" office:value="0.22501599999999999" table:style-name="ce1">
            <text:p>0.225016</text:p>
          </table:table-cell>
          <table:table-cell table:style-name="ce1"/>
          <table:table-cell office:value-type="float" office:value="5.0632200255999994E-2" table:formula="of:=POWER(([.B65]-[.C65]);2)" table:style-name="ce1">
            <text:p>0.0506322</text:p>
          </table:table-cell>
          <table:table-cell table:number-columns-repeated="16380"/>
        </table:table-row>
        <table:table-row table:style-name="ro1">
          <table:table-cell office:value-type="float" office:value="6.5047110000000004" table:style-name="ce1">
            <text:p>6.504711</text:p>
          </table:table-cell>
          <table:table-cell office:value-type="float" office:value="0.97475100000000003" table:style-name="ce1">
            <text:p>0.974751</text:p>
          </table:table-cell>
          <table:table-cell table:style-name="ce1"/>
          <table:table-cell office:value-type="float" office:value="0.95013951200100011" table:formula="of:=POWER(([.B66]-[.C66]);2)" table:style-name="ce1">
            <text:p>0.950139512</text:p>
          </table:table-cell>
          <table:table-cell table:number-columns-repeated="16380"/>
        </table:table-row>
        <table:table-row table:style-name="ro1">
          <table:table-cell office:value-type="float" office:value="6.6047039999999999" table:style-name="ce1">
            <text:p>6.604704</text:p>
          </table:table-cell>
          <table:table-cell office:value-type="float" office:value="0.35044900000000001" table:style-name="ce1">
            <text:p>0.350449</text:p>
          </table:table-cell>
          <table:table-cell table:style-name="ce1"/>
          <table:table-cell office:value-type="float" office:value="0.12281450160100001" table:formula="of:=POWER(([.B67]-[.C67]);2)" table:style-name="ce1">
            <text:p>0.122814502</text:p>
          </table:table-cell>
          <table:table-cell table:number-columns-repeated="16380"/>
        </table:table-row>
        <table:table-row table:style-name="ro1">
          <table:table-cell office:value-type="float" office:value="6.7046970000000004" table:style-name="ce1">
            <text:p>6.704697</text:p>
          </table:table-cell>
          <table:table-cell office:value-type="float" office:value="-0.93748600000000004" table:style-name="ce1">
            <text:p>-0.937486</text:p>
          </table:table-cell>
          <table:table-cell table:style-name="ce1"/>
          <table:table-cell office:value-type="float" office:value="0.8788800001960001" table:formula="of:=POWER(([.B68]-[.C68]);2)" table:style-name="ce1">
            <text:p>0.87888</text:p>
          </table:table-cell>
          <table:table-cell table:number-columns-repeated="16380"/>
        </table:table-row>
        <table:table-row table:style-name="ro1">
          <table:table-cell office:value-type="float" office:value="6.8046889999999998" table:style-name="ce1">
            <text:p>6.804689</text:p>
          </table:table-cell>
          <table:table-cell office:value-type="float" office:value="0.86344299999999996" table:style-name="ce1">
            <text:p>0.863443</text:p>
          </table:table-cell>
          <table:table-cell table:style-name="ce1"/>
          <table:table-cell office:value-type="float" office:value="0.74553381424899989" table:formula="of:=POWER(([.B69]-[.C69]);2)" table:style-name="ce1">
            <text:p>0.745533814</text:p>
          </table:table-cell>
          <table:table-cell table:number-columns-repeated="16380"/>
        </table:table-row>
        <table:table-row table:style-name="ro1">
          <table:table-cell office:value-type="float" office:value="6.9046820000000002" table:style-name="ce1">
            <text:p>6.904682</text:p>
          </table:table-cell>
          <table:table-cell office:value-type="float" office:value="0.31176399999999999" table:style-name="ce1">
            <text:p>0.311764</text:p>
          </table:table-cell>
          <table:table-cell table:style-name="ce1"/>
          <table:table-cell office:value-type="float" office:value="9.7196791695999984E-2" table:formula="of:=POWER(([.B70]-[.C70]);2)" table:style-name="ce1">
            <text:p>0.097196792</text:p>
          </table:table-cell>
          <table:table-cell table:number-columns-repeated="16380"/>
        </table:table-row>
        <table:table-row table:style-name="ro1">
          <table:table-cell office:value-type="float" office:value="7.0046749999999998" table:style-name="ce1">
            <text:p>7.004675</text:p>
          </table:table-cell>
          <table:table-cell office:value-type="float" office:value="-0.50352699999999995" table:style-name="ce1">
            <text:p>-0.503527</text:p>
          </table:table-cell>
          <table:table-cell table:style-name="ce1"/>
          <table:table-cell office:value-type="float" office:value="0.25353943972899995" table:formula="of:=POWER(([.B71]-[.C71]);2)" table:style-name="ce1">
            <text:p>0.25353944</text:p>
          </table:table-cell>
          <table:table-cell table:number-columns-repeated="16380"/>
        </table:table-row>
        <table:table-row table:style-name="ro1">
          <table:table-cell office:value-type="float" office:value="7.1046680000000002" table:style-name="ce1">
            <text:p>7.104668</text:p>
          </table:table-cell>
          <table:table-cell office:value-type="float" office:value="-0.24721499999999999" table:style-name="ce1">
            <text:p>-0.247215</text:p>
          </table:table-cell>
          <table:table-cell table:style-name="ce1"/>
          <table:table-cell office:value-type="float" office:value="6.1115256224999998E-2" table:formula="of:=POWER(([.B72]-[.C72]);2)" table:style-name="ce1">
            <text:p>0.061115256</text:p>
          </table:table-cell>
          <table:table-cell table:number-columns-repeated="16380"/>
        </table:table-row>
        <table:table-row table:style-name="ro1">
          <table:table-cell office:value-type="float" office:value="7.2046599999999996" table:style-name="ce1">
            <text:p>7.20466</text:p>
          </table:table-cell>
          <table:table-cell office:value-type="float" office:value="0.23935300000000001" table:style-name="ce1">
            <text:p>0.239353</text:p>
          </table:table-cell>
          <table:table-cell table:style-name="ce1"/>
          <table:table-cell office:value-type="float" office:value="5.7289858609000002E-2" table:formula="of:=POWER(([.B73]-[.C73]);2)" table:style-name="ce1">
            <text:p>0.057289859</text:p>
          </table:table-cell>
          <table:table-cell table:number-columns-repeated="16380"/>
        </table:table-row>
        <table:table-row table:style-name="ro1">
          <table:table-cell office:value-type="float" office:value="7.3046530000000001" table:style-name="ce1">
            <text:p>7.304653</text:p>
          </table:table-cell>
          <table:table-cell office:value-type="float" office:value="1.086427" table:style-name="ce1">
            <text:p>1.086427</text:p>
          </table:table-cell>
          <table:table-cell table:style-name="ce1"/>
          <table:table-cell office:value-type="float" office:value="1.180323626329" table:formula="of:=POWER(([.B74]-[.C74]);2)" table:style-name="ce1">
            <text:p>1.180323626</text:p>
          </table:table-cell>
          <table:table-cell table:number-columns-repeated="16380"/>
        </table:table-row>
        <table:table-row table:style-name="ro1">
          <table:table-cell office:value-type="float" office:value="7.4046459999999996" table:style-name="ce1">
            <text:p>7.404646</text:p>
          </table:table-cell>
          <table:table-cell office:value-type="float" office:value="-0.123317" table:style-name="ce1">
            <text:p>-0.123317</text:p>
          </table:table-cell>
          <table:table-cell table:style-name="ce1"/>
          <table:table-cell office:value-type="float" office:value="1.5207082488999999E-2" table:formula="of:=POWER(([.B75]-[.C75]);2)" table:style-name="ce1">
            <text:p>0.015207082</text:p>
          </table:table-cell>
          <table:table-cell table:number-columns-repeated="16380"/>
        </table:table-row>
        <table:table-row table:style-name="ro1">
          <table:table-cell office:value-type="float" office:value="7.5046390000000001" table:style-name="ce1">
            <text:p>7.504639</text:p>
          </table:table-cell>
          <table:table-cell office:value-type="float" office:value="-0.33019999999999999" table:style-name="ce1">
            <text:p>-0.3302</text:p>
          </table:table-cell>
          <table:table-cell table:style-name="ce1"/>
          <table:table-cell office:value-type="float" office:value="0.10903204" table:formula="of:=POWER(([.B76]-[.C76]);2)" table:style-name="ce1">
            <text:p>0.10903204</text:p>
          </table:table-cell>
          <table:table-cell table:number-columns-repeated="16380"/>
        </table:table-row>
        <table:table-row table:style-name="ro1">
          <table:table-cell office:value-type="float" office:value="7.6046310000000004" table:style-name="ce1">
            <text:p>7.604631</text:p>
          </table:table-cell>
          <table:table-cell office:value-type="float" office:value="1.4678359999999999" table:style-name="ce1">
            <text:p>1.467836</text:p>
          </table:table-cell>
          <table:table-cell table:style-name="ce1"/>
          <table:table-cell office:value-type="float" office:value="2.1545425228959996" table:formula="of:=POWER(([.B77]-[.C77]);2)" table:style-name="ce1">
            <text:p>2.154542523</text:p>
          </table:table-cell>
          <table:table-cell table:number-columns-repeated="16380"/>
        </table:table-row>
        <table:table-row table:style-name="ro1">
          <table:table-cell office:value-type="float" office:value="7.7046239999999999" table:style-name="ce1">
            <text:p>7.704624</text:p>
          </table:table-cell>
          <table:table-cell office:value-type="float" office:value="-0.62653099999999995" table:style-name="ce1">
            <text:p>-0.626531</text:p>
          </table:table-cell>
          <table:table-cell table:style-name="ce1"/>
          <table:table-cell office:value-type="float" office:value="0.39254109396099995" table:formula="of:=POWER(([.B78]-[.C78]);2)" table:style-name="ce1">
            <text:p>0.392541094</text:p>
          </table:table-cell>
          <table:table-cell table:number-columns-repeated="16380"/>
        </table:table-row>
        <table:table-row table:style-name="ro1">
          <table:table-cell office:value-type="float" office:value="7.8046170000000004" table:style-name="ce1">
            <text:p>7.804617</text:p>
          </table:table-cell>
          <table:table-cell office:value-type="float" office:value="0.34623599999999999" table:style-name="ce1">
            <text:p>0.346236</text:p>
          </table:table-cell>
          <table:table-cell table:style-name="ce1"/>
          <table:table-cell office:value-type="float" office:value="0.11987936769599999" table:formula="of:=POWER(([.B79]-[.C79]);2)" table:style-name="ce1">
            <text:p>0.119879368</text:p>
          </table:table-cell>
          <table:table-cell table:number-columns-repeated="16380"/>
        </table:table-row>
        <table:table-row table:style-name="ro1">
          <table:table-cell office:value-type="float" office:value="7.9046099999999999" table:style-name="ce1">
            <text:p>7.90461</text:p>
          </table:table-cell>
          <table:table-cell office:value-type="float" office:value="-0.37936799999999998" table:style-name="ce1">
            <text:p>-0.379368</text:p>
          </table:table-cell>
          <table:table-cell table:style-name="ce1"/>
          <table:table-cell office:value-type="float" office:value="0.14392007942399998" table:formula="of:=POWER(([.B80]-[.C80]);2)" table:style-name="ce1">
            <text:p>0.143920079</text:p>
          </table:table-cell>
          <table:table-cell table:number-columns-repeated="16380"/>
        </table:table-row>
        <table:table-row table:style-name="ro1">
          <table:table-cell office:value-type="float" office:value="8.0046040000000005" table:style-name="ce1">
            <text:p>8.004604</text:p>
          </table:table-cell>
          <table:table-cell office:value-type="float" office:value="0.78681000000000001" table:style-name="ce1">
            <text:p>0.78681</text:p>
          </table:table-cell>
          <table:table-cell table:style-name="ce1"/>
          <table:table-cell office:value-type="float" office:value="0.61906997610000003" table:formula="of:=POWER(([.B81]-[.C81]);2)" table:style-name="ce1">
            <text:p>0.619069976</text:p>
          </table:table-cell>
          <table:table-cell table:number-columns-repeated="16380"/>
        </table:table-row>
        <table:table-row table:style-name="ro1">
          <table:table-cell office:value-type="float" office:value="8.1046449999999997" table:style-name="ce1">
            <text:p>8.104645</text:p>
          </table:table-cell>
          <table:table-cell office:value-type="float" office:value="0.70969599999999999" table:style-name="ce1">
            <text:p>0.709696</text:p>
          </table:table-cell>
          <table:table-cell table:style-name="ce1"/>
          <table:table-cell office:value-type="float" office:value="0.50366841241600002" table:formula="of:=POWER(([.B82]-[.C82]);2)" table:style-name="ce1">
            <text:p>0.503668412</text:p>
          </table:table-cell>
          <table:table-cell table:number-columns-repeated="16380"/>
        </table:table-row>
        <table:table-row table:style-name="ro1">
          <table:table-cell office:value-type="float" office:value="8.2046849999999996" table:style-name="ce1">
            <text:p>8.204685</text:p>
          </table:table-cell>
          <table:table-cell office:value-type="float" office:value="-1.6388929999999999" table:style-name="ce1">
            <text:p>-1.638893</text:p>
          </table:table-cell>
          <table:table-cell table:style-name="ce1"/>
          <table:table-cell office:value-type="float" office:value="2.6859702654489999" table:formula="of:=POWER(([.B83]-[.C83]);2)" table:style-name="ce1">
            <text:p>2.685970265</text:p>
          </table:table-cell>
          <table:table-cell table:number-columns-repeated="16380"/>
        </table:table-row>
        <table:table-row table:style-name="ro1">
          <table:table-cell office:value-type="float" office:value="8.3047260000000005" table:style-name="ce1">
            <text:p>8.304726</text:p>
          </table:table-cell>
          <table:table-cell office:value-type="float" office:value="0.26401200000000002" table:style-name="ce1">
            <text:p>0.264012</text:p>
          </table:table-cell>
          <table:table-cell table:style-name="ce1"/>
          <table:table-cell office:value-type="float" office:value="6.970233614400001E-2" table:formula="of:=POWER(([.B84]-[.C84]);2)" table:style-name="ce1">
            <text:p>0.069702336</text:p>
          </table:table-cell>
          <table:table-cell table:number-columns-repeated="16380"/>
        </table:table-row>
        <table:table-row table:style-name="ro1">
          <table:table-cell office:value-type="float" office:value="8.4047660000000004" table:style-name="ce1">
            <text:p>8.404766</text:p>
          </table:table-cell>
          <table:table-cell office:value-type="float" office:value="-0.19017100000000001" table:style-name="ce1">
            <text:p>-0.190171</text:p>
          </table:table-cell>
          <table:table-cell table:style-name="ce1"/>
          <table:table-cell office:value-type="float" office:value="3.6165009241000003E-2" table:formula="of:=POWER(([.B85]-[.C85]);2)" table:style-name="ce1">
            <text:p>0.036165009</text:p>
          </table:table-cell>
          <table:table-cell table:number-columns-repeated="16380"/>
        </table:table-row>
        <table:table-row table:style-name="ro1">
          <table:table-cell office:value-type="float" office:value="8.5048069999999996" table:style-name="ce1">
            <text:p>8.504807</text:p>
          </table:table-cell>
          <table:table-cell office:value-type="float" office:value="-0.21749099999999999" table:style-name="ce1">
            <text:p>-0.217491</text:p>
          </table:table-cell>
          <table:table-cell table:style-name="ce1"/>
          <table:table-cell office:value-type="float" office:value="4.7302335080999992E-2" table:formula="of:=POWER(([.B86]-[.C86]);2)" table:style-name="ce1">
            <text:p>0.047302335</text:p>
          </table:table-cell>
          <table:table-cell table:number-columns-repeated="16380"/>
        </table:table-row>
        <table:table-row table:style-name="ro1">
          <table:table-cell office:value-type="float" office:value="8.6048469999999995" table:style-name="ce1">
            <text:p>8.604847</text:p>
          </table:table-cell>
          <table:table-cell office:value-type="float" office:value="-0.48484699999999997" table:style-name="ce1">
            <text:p>-0.484847</text:p>
          </table:table-cell>
          <table:table-cell table:style-name="ce1"/>
          <table:table-cell office:value-type="float" office:value="0.23507661340899996" table:formula="of:=POWER(([.B87]-[.C87]);2)" table:style-name="ce1">
            <text:p>0.235076613</text:p>
          </table:table-cell>
          <table:table-cell table:number-columns-repeated="16380"/>
        </table:table-row>
        <table:table-row table:style-name="ro1">
          <table:table-cell office:value-type="float" office:value="8.7048869999999994" table:style-name="ce1">
            <text:p>8.704887</text:p>
          </table:table-cell>
          <table:table-cell office:value-type="float" office:value="-0.119242" table:style-name="ce1">
            <text:p>-0.119242</text:p>
          </table:table-cell>
          <table:table-cell table:style-name="ce1"/>
          <table:table-cell office:value-type="float" office:value="1.4218654564E-2" table:formula="of:=POWER(([.B88]-[.C88]);2)" table:style-name="ce1">
            <text:p>0.014218655</text:p>
          </table:table-cell>
          <table:table-cell table:number-columns-repeated="16380"/>
        </table:table-row>
        <table:table-row table:style-name="ro1">
          <table:table-cell office:value-type="float" office:value="8.8049280000000003" table:style-name="ce1">
            <text:p>8.804928</text:p>
          </table:table-cell>
          <table:table-cell office:value-type="float" office:value="0.56478700000000004" table:style-name="ce1">
            <text:p>0.564787</text:p>
          </table:table-cell>
          <table:table-cell table:style-name="ce1"/>
          <table:table-cell office:value-type="float" office:value="0.31898435536900005" table:formula="of:=POWER(([.B89]-[.C89]);2)" table:style-name="ce1">
            <text:p>0.318984355</text:p>
          </table:table-cell>
          <table:table-cell table:number-columns-repeated="16380"/>
        </table:table-row>
        <table:table-row table:style-name="ro1">
          <table:table-cell office:value-type="float" office:value="8.9049680000000002" table:style-name="ce1">
            <text:p>8.904968</text:p>
          </table:table-cell>
          <table:table-cell office:value-type="float" office:value="0.82407200000000003" table:style-name="ce1">
            <text:p>0.824072</text:p>
          </table:table-cell>
          <table:table-cell table:style-name="ce1"/>
          <table:table-cell office:value-type="float" office:value="0.67909466118400008" table:formula="of:=POWER(([.B90]-[.C90]);2)" table:style-name="ce1">
            <text:p>0.679094661</text:p>
          </table:table-cell>
          <table:table-cell table:number-columns-repeated="16380"/>
        </table:table-row>
        <table:table-row table:style-name="ro1">
          <table:table-cell office:value-type="float" office:value="9.0050089999999994" table:style-name="ce1">
            <text:p>9.005009</text:p>
          </table:table-cell>
          <table:table-cell office:value-type="float" office:value="-0.28975200000000001" table:style-name="ce1">
            <text:p>-0.289752</text:p>
          </table:table-cell>
          <table:table-cell table:style-name="ce1"/>
          <table:table-cell office:value-type="float" office:value="8.3956221504000006E-2" table:formula="of:=POWER(([.B91]-[.C91]);2)" table:style-name="ce1">
            <text:p>0.083956222</text:p>
          </table:table-cell>
          <table:table-cell table:number-columns-repeated="16380"/>
        </table:table-row>
        <table:table-row table:style-name="ro1">
          <table:table-cell office:value-type="float" office:value="9.1050489999999993" table:style-name="ce1">
            <text:p>9.105049</text:p>
          </table:table-cell>
          <table:table-cell office:value-type="float" office:value="1.1405289999999999" table:style-name="ce1">
            <text:p>1.140529</text:p>
          </table:table-cell>
          <table:table-cell table:style-name="ce1"/>
          <table:table-cell office:value-type="float" office:value="1.3008063998409998" table:formula="of:=POWER(([.B92]-[.C92]);2)" table:style-name="ce1">
            <text:p>1.3008064</text:p>
          </table:table-cell>
          <table:table-cell table:number-columns-repeated="16380"/>
        </table:table-row>
        <table:table-row table:style-name="ro1">
          <table:table-cell office:value-type="float" office:value="9.2050900000000002" table:style-name="ce1">
            <text:p>9.20509</text:p>
          </table:table-cell>
          <table:table-cell office:value-type="float" office:value="1.1849400000000001" table:style-name="ce1">
            <text:p>1.18494</text:p>
          </table:table-cell>
          <table:table-cell table:style-name="ce1"/>
          <table:table-cell office:value-type="float" office:value="1.4040828036000002" table:formula="of:=POWER(([.B93]-[.C93]);2)" table:style-name="ce1">
            <text:p>1.404082804</text:p>
          </table:table-cell>
          <table:table-cell table:number-columns-repeated="16380"/>
        </table:table-row>
        <table:table-row table:style-name="ro1">
          <table:table-cell office:value-type="float" office:value="9.3051300000000001" table:style-name="ce1">
            <text:p>9.30513</text:p>
          </table:table-cell>
          <table:table-cell office:value-type="float" office:value="-0.56853200000000004" table:style-name="ce1">
            <text:p>-0.568532</text:p>
          </table:table-cell>
          <table:table-cell table:style-name="ce1"/>
          <table:table-cell office:value-type="float" office:value="0.32322863502400007" table:formula="of:=POWER(([.B94]-[.C94]);2)" table:style-name="ce1">
            <text:p>0.323228635</text:p>
          </table:table-cell>
          <table:table-cell table:number-columns-repeated="16380"/>
        </table:table-row>
        <table:table-row table:style-name="ro1">
          <table:table-cell office:value-type="float" office:value="9.40517" table:style-name="ce1">
            <text:p>9.40517</text:p>
          </table:table-cell>
          <table:table-cell office:value-type="float" office:value="-0.266181" table:style-name="ce1">
            <text:p>-0.266181</text:p>
          </table:table-cell>
          <table:table-cell table:style-name="ce1"/>
          <table:table-cell office:value-type="float" office:value="7.0852324761000007E-2" table:formula="of:=POWER(([.B95]-[.C95]);2)" table:style-name="ce1">
            <text:p>0.070852325</text:p>
          </table:table-cell>
          <table:table-cell table:number-columns-repeated="16380"/>
        </table:table-row>
        <table:table-row table:style-name="ro1">
          <table:table-cell office:value-type="float" office:value="9.5052109999999992" table:style-name="ce1">
            <text:p>9.505211</text:p>
          </table:table-cell>
          <table:table-cell office:value-type="float" office:value="-0.17172399999999999" table:style-name="ce1">
            <text:p>-0.171724</text:p>
          </table:table-cell>
          <table:table-cell table:style-name="ce1"/>
          <table:table-cell office:value-type="float" office:value="2.9489132175999997E-2" table:formula="of:=POWER(([.B96]-[.C96]);2)" table:style-name="ce1">
            <text:p>0.029489132</text:p>
          </table:table-cell>
          <table:table-cell table:number-columns-repeated="16380"/>
        </table:table-row>
        <table:table-row table:style-name="ro1">
          <table:table-cell office:value-type="float" office:value="9.6052510000000009" table:style-name="ce1">
            <text:p>9.605251</text:p>
          </table:table-cell>
          <table:table-cell office:value-type="float" office:value="0.70070900000000003" table:style-name="ce1">
            <text:p>0.700709</text:p>
          </table:table-cell>
          <table:table-cell table:style-name="ce1"/>
          <table:table-cell office:value-type="float" office:value="0.49099310268100005" table:formula="of:=POWER(([.B97]-[.C97]);2)" table:style-name="ce1">
            <text:p>0.490993103</text:p>
          </table:table-cell>
          <table:table-cell table:number-columns-repeated="16380"/>
        </table:table-row>
        <table:table-row table:style-name="ro1">
          <table:table-cell office:value-type="float" office:value="9.705292" table:style-name="ce1">
            <text:p>9.705292</text:p>
          </table:table-cell>
          <table:table-cell office:value-type="float" office:value="0.98442700000000005" table:style-name="ce1">
            <text:p>0.984427</text:p>
          </table:table-cell>
          <table:table-cell table:style-name="ce1"/>
          <table:table-cell office:value-type="float" office:value="0.96909651832900012" table:formula="of:=POWER(([.B98]-[.C98]);2)" table:style-name="ce1">
            <text:p>0.969096518</text:p>
          </table:table-cell>
          <table:table-cell table:number-columns-repeated="16380"/>
        </table:table-row>
        <table:table-row table:style-name="ro1">
          <table:table-cell office:value-type="float" office:value="9.8053319999999999" table:style-name="ce1">
            <text:p>9.805332</text:p>
          </table:table-cell>
          <table:table-cell office:value-type="float" office:value="0.26695600000000003" table:style-name="ce1">
            <text:p>0.266956</text:p>
          </table:table-cell>
          <table:table-cell table:style-name="ce1"/>
          <table:table-cell office:value-type="float" office:value="7.126550593600002E-2" table:formula="of:=POWER(([.B99]-[.C99]);2)" table:style-name="ce1">
            <text:p>0.071265506</text:p>
          </table:table-cell>
          <table:table-cell table:number-columns-repeated="16380"/>
        </table:table-row>
        <table:table-row table:style-name="ro1">
          <table:table-cell office:value-type="float" office:value="9.9053730000000009" table:style-name="ce1">
            <text:p>9.905373</text:p>
          </table:table-cell>
          <table:table-cell office:value-type="float" office:value="0.45610499999999998" table:style-name="ce1">
            <text:p>0.456105</text:p>
          </table:table-cell>
          <table:table-cell table:style-name="ce1"/>
          <table:table-cell office:value-type="float" office:value="0.20803177102499998" table:formula="of:=POWER(([.B100]-[.C100]);2)" table:style-name="ce1">
            <text:p>0.208031771</text:p>
          </table:table-cell>
          <table:table-cell table:number-columns-repeated="16380"/>
        </table:table-row>
        <table:table-row table:number-rows-repeated="10484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9E1F2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DEBF7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4C6E7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DD7EE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8EA9DB"/>
    </style:style>
    <style:style style:name="_54_0_160__37__32_-_32_Accent2" style:display-name="60 % - Accent2" style:family="table-cell" style:data-style-name="N0">
      <style:table-cell-properties fo:background-color="#F4B084"/>
    </style:style>
    <style:style style:name="_54_0_160__37__32_-_32_Accent3" style:display-name="60 % - Accent3" style:family="table-cell" style:data-style-name="N0">
      <style:table-cell-properties fo:background-color="#C9C9C9"/>
    </style:style>
    <style:style style:name="_54_0_160__37__32_-_32_Accent4" style:display-name="60 % - Accent4" style:family="table-cell" style:data-style-name="N0">
      <style:table-cell-properties fo:background-color="#FFD966"/>
    </style:style>
    <style:style style:name="_54_0_160__37__32_-_32_Accent5" style:display-name="60 % - Accent5" style:family="table-cell" style:data-style-name="N0">
      <style:table-cell-properties fo:background-color="#9BC2E6"/>
    </style:style>
    <style:style style:name="_54_0_160__37__32_-_32_Accent6" style:display-name="60 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gaylord MARVILLE</meta:initial-creator>
    <dc:creator>gaylord MARVILLE</dc:creator>
    <meta:creation-date>2018-06-11T21:06:41Z</meta:creation-date>
    <dc:date>2018-06-11T21:06:58Z</dc:date>
  </office:meta>
</office:document-meta>
</file>